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8f84"/>
    </style:style>
    <style:style style:name="P2" style:family="paragraph" style:parent-style-name="Standard">
      <style:text-properties officeooo:rsid="000dbdbf" officeooo:paragraph-rsid="000dbdbf"/>
    </style:style>
    <style:style style:name="P3" style:family="paragraph" style:parent-style-name="Standard">
      <style:text-properties officeooo:rsid="000e1f97" officeooo:paragraph-rsid="000e1f97"/>
    </style:style>
    <style:style style:name="P4" style:family="paragraph" style:parent-style-name="Standard">
      <style:text-properties officeooo:rsid="000f21d6" officeooo:paragraph-rsid="000f21d6"/>
    </style:style>
    <style:style style:name="P5" style:family="paragraph" style:parent-style-name="Standard">
      <style:text-properties officeooo:rsid="001109af" officeooo:paragraph-rsid="001109af"/>
    </style:style>
    <style:style style:name="P6" style:family="paragraph" style:parent-style-name="Standard">
      <style:text-properties fo:font-style="italic" fo:font-weight="bold" officeooo:rsid="00127eb2" officeooo:paragraph-rsid="00127eb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d0549" officeooo:paragraph-rsid="001d0549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228d56" officeooo:paragraph-rsid="00228d5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814ff" officeooo:paragraph-rsid="002814ff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2f3e87" officeooo:paragraph-rsid="002f3e87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2e939" officeooo:paragraph-rsid="0032e939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6654b" officeooo:paragraph-rsid="0036654b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ac00" style:font-style-asian="italic" style:font-weight-asian="bold" style:font-style-complex="italic" style:font-weight-complex="bold"/>
    </style:style>
    <style:style style:name="T3" style:family="text">
      <style:text-properties style:font-name="Liberation Serif1" fo:font-style="italic" style:font-style-asian="italic" style:font-style-complex="italic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officeooo:rsid="001b7f7d" style:font-name-asian="Liberation Serif1" style:font-name-complex="Liberation Serif1"/>
    </style:style>
    <style:style style:name="T8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9" style:family="text">
      <style:text-properties style:font-name="Liberation Serif1" fo:font-style="normal" officeooo:rsid="001109af" style:font-name-asian="Liberation Serif1" style:font-style-asian="normal" style:font-name-complex="Liberation Serif1" style:font-style-complex="normal"/>
    </style:style>
    <style:style style:name="T10" style:family="text">
      <style:text-properties style:font-name="Liberation Serif1" fo:font-style="normal" officeooo:rsid="0018893a" style:font-name-asian="Liberation Serif1" style:font-style-asian="normal" style:font-name-complex="Liberation Serif1" style:font-style-complex="normal"/>
    </style:style>
    <style:style style:name="T11" style:family="text">
      <style:text-properties style:font-name="Liberation Serif1" fo:font-style="normal" officeooo:rsid="0019e0a8" style:font-name-asian="Liberation Serif1" style:font-style-asian="normal" style:font-name-complex="Liberation Serif1" style:font-style-complex="normal"/>
    </style:style>
    <style:style style:name="T12" style:family="text">
      <style:text-properties style:font-name="Liberation Serif1" fo:font-style="normal" officeooo:rsid="001adde4" style:font-name-asian="Liberation Serif1" style:font-style-asian="normal" style:font-name-complex="Liberation Serif1" style:font-style-complex="normal"/>
    </style:style>
    <style:style style:name="T13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4" style:family="text">
      <style:text-properties style:font-name="Liberation Serif1" fo:font-style="normal" fo:font-weight="normal" officeooo:rsid="001b7f7d" style:font-name-asian="Liberation Serif1" style:font-style-asian="normal" style:font-weight-asian="normal" style:font-name-complex="Liberation Serif1" style:font-style-complex="normal" style:font-weight-complex="normal"/>
    </style:style>
    <style:style style:name="T15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erif1" fo:font-style="normal" fo:font-weight="normal" officeooo:rsid="00243752" style:font-style-asian="normal" style:font-weight-asian="normal" style:font-style-complex="normal" style:font-weight-complex="normal"/>
    </style:style>
    <style:style style:name="T17" style:family="text">
      <style:text-properties style:font-name="Liberation Serif1" fo:font-style="normal" fo:font-weight="normal" officeooo:rsid="0024a33b" style:font-style-asian="normal" style:font-weight-asian="normal" style:font-style-complex="normal" style:font-weight-complex="normal"/>
    </style:style>
    <style:style style:name="T18" style:family="text">
      <style:text-properties style:font-name="Liberation Serif1" fo:font-style="normal" fo:font-weight="normal" officeooo:rsid="00267339" style:font-style-asian="normal" style:font-weight-asian="normal" style:font-style-complex="normal" style:font-weight-complex="normal"/>
    </style:style>
    <style:style style:name="T19" style:family="text">
      <style:text-properties style:font-name="Liberation Serif1" fo:font-style="normal" fo:font-weight="normal" officeooo:rsid="0028e200" style:font-style-asian="normal" style:font-weight-asian="normal" style:font-style-complex="normal" style:font-weight-complex="normal"/>
    </style:style>
    <style:style style:name="T20" style:family="text">
      <style:text-properties style:font-name="Liberation Serif1" fo:font-style="normal" fo:font-weight="normal" officeooo:rsid="002ca99e" style:font-style-asian="normal" style:font-weight-asian="normal" style:font-style-complex="normal" style:font-weight-complex="normal"/>
    </style:style>
    <style:style style:name="T21" style:family="text">
      <style:text-properties style:font-name="Liberation Serif1" fo:font-style="normal" fo:font-weight="normal" officeooo:rsid="002deeb9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tyle="normal" fo:font-weight="normal" officeooo:rsid="002ff87d" style:font-style-asian="normal" style:font-weight-asian="normal" style:font-style-complex="normal" style:font-weight-complex="normal"/>
    </style:style>
    <style:style style:name="T23" style:family="text">
      <style:text-properties style:font-name="Liberation Serif1" fo:font-style="normal" fo:font-weight="normal" officeooo:rsid="0032e939" style:font-style-asian="normal" style:font-weight-asian="normal" style:font-style-complex="normal" style:font-weight-complex="normal"/>
    </style:style>
    <style:style style:name="T24" style:family="text">
      <style:text-properties style:font-name="Liberation Serif1" fo:font-style="normal" fo:font-weight="normal" officeooo:rsid="00336e62" style:font-style-asian="normal" style:font-weight-asian="normal" style:font-style-complex="normal" style:font-weight-complex="normal"/>
    </style:style>
    <style:style style:name="T25" style:family="text">
      <style:text-properties style:font-name="Liberation Serif1" fo:font-style="normal" fo:font-weight="normal" officeooo:rsid="003497df" style:font-style-asian="normal" style:font-weight-asian="normal" style:font-style-complex="normal" style:font-weight-complex="normal"/>
    </style:style>
    <style:style style:name="T26" style:family="text">
      <style:text-properties style:font-name="Liberation Serif1" fo:font-style="normal" fo:font-weight="normal" officeooo:rsid="0036654b" style:font-style-asian="normal" style:font-weight-asian="normal" style:font-style-complex="normal" style:font-weight-complex="normal"/>
    </style:style>
    <style:style style:name="T27" style:family="text">
      <style:text-properties style:font-name="Liberation Serif1" fo:font-weight="normal" officeooo:rsid="00243752" style:font-weight-asian="normal" style:font-weight-complex="normal"/>
    </style:style>
    <style:style style:name="T28" style:family="text">
      <style:text-properties style:font-name="Liberation Serif1" fo:font-weight="normal" officeooo:rsid="003497df" style:font-weight-asian="normal" style:font-weight-complex="normal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font-style="italic" style:font-style-asian="italic" style:font-style-complex="italic"/>
    </style:style>
    <style:style style:name="T3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Liberation Serif" officeooo:rsid="00140f23"/>
    </style:style>
    <style:style style:name="T33" style:family="text">
      <style:text-properties style:font-name="Liberation Serif" officeooo:rsid="0015d0d5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fe923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051a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1002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1361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43752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oss section, </text:span><text:span text:style-name="T2">‘interaction cross section’</text:span><text:span text:style-name="T1"> </text:span>is the interaction strength between two particles. Represented by an area <text:span text:style-name="T3">σ</text:span><text:span text:style-name="T29"> transverse on their relative movement. </text:span><text:span text:style-name="T32">It ‘feels’ the electr</text:span><text:span text:style-name="T33">omagnetic</text:span><text:span text:style-name="T32"> field of atoms or electrons.</text:span></text:p>
      <text:p text:style-name="P1"><text:span text:style-name="T29"><text:tab/></text:span><text:span text:style-name="T29"><draw:frame draw:style-name="fr1" draw:name="Object1" text:anchor-type="as-char" svg:y="-0.172in" svg:width="0.8327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29"/></text:p>
      <text:p text:style-name="P2"><text:span text:style-name="T29">- The </text:span><text:span text:style-name="T31">probabillity of an interaction</text:span><text:span text:style-name="T29"> where </text:span><text:span text:style-name="T30">N</text:span><text:span text:style-name="T29"> particles move towards an area </text:span><text:span text:style-name="T4">Σ </text:span><text:span text:style-name="T8">with </text:span><text:span text:style-name="T4">n </text:span><text:span text:style-name="T8">atoms. </text:span></text:p>
      <text:p text:style-name="P2"><text:span text:style-name="T8"><text:tab/></text:span><text:span text:style-name="T8"><draw:frame draw:style-name="fr1" draw:name="Object2" text:anchor-type="as-char" svg:y="-0.2437in" svg:width="0.598in" svg:height="0.3346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><text:span text:style-name="T8"/></text:p>
      <text:p text:style-name="P3"><text:span text:style-name="T8">- </text:span><text:span text:style-name="T5">Number of interacting particles</text:span></text:p>
      <text:p text:style-name="P3"><text:span text:style-name="T8"><text:tab/></text:span><text:span text:style-name="T8"><draw:frame draw:style-name="fr1" draw:name="Object3" text:anchor-type="as-char" svg:y="-0.2437in" svg:width="0.7091in" svg:height="0.334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8"/></text:p>
      <text:p text:style-name="P4"><text:span text:style-name="T5"/></text:p>
      <text:p text:style-name="P4"><text:span text:style-name="T5">Differential cross section</text:span><text:span text:style-name="T8"> is about the </text:span><text:span text:style-name="T9">probability</text:span><text:span text:style-name="T8"> to find a particle within </text:span><text:span text:style-name="T8"><draw:frame draw:style-name="fr1" draw:name="Object4" text:anchor-type="as-char" svg:y="-0.1484in" svg:width="0.7638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Takes in account energy and direction. </text:span><text:span text:style-name="T11">Either in rad or in sterad. “</text:span><text:span text:style-name="T12">When you use this energy, there is a chance of finding the scattered photon within this angle”.</text:span></text:p>
      <text:p text:style-name="P4"><text:span text:style-name="T10"/></text:p>
      <text:p text:style-name="P4"><text:span text:style-name="T8"><text:tab/></text:span><text:span text:style-name="T8"><draw:frame draw:style-name="fr1" draw:name="Object5" text:anchor-type="as-char" svg:y="-0.2437in" svg:width="0.3516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"><text:span text:style-name="T8"/></text:p>
      <text:p text:style-name="P4"><text:span text:style-name="T8"/></text:p>
      <text:p text:style-name="P5"><text:span text:style-name="T5">Photon interactions </text:span><text:span text:style-name="T8">can occur by abortion or scattering. Coherent (elastic) or incoherent (inelastic).</text:span></text:p>
      <text:p text:style-name="P5"><text:span text:style-name="T8"/></text:p>
      <text:p text:style-name="P6"><text:span text:style-name="T6"/></text:p>
      <text:p text:style-name="P6"><text:span text:style-name="T6">Rayleigh scattering </text:span><text:span text:style-name="T13">occurs without energy loss, coherent scattering. Photon is absorbed and re-emitted with a small angle. </text:span><text:span text:style-name="T14">The atomic cross section is</text:span></text:p>
      <text:p text:style-name="P6"><text:span text:style-name="T14"/></text:p>
      <text:p text:style-name="P6"><text:span text:style-name="T14"><text:tab/></text:span><text:span text:style-name="T14"><draw:frame draw:style-name="fr1" draw:name="Object6" text:anchor-type="as-char" svg:y="-0.2681in" svg:width="0.9783in" svg:height="0.4165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"><text:span text:style-name="T14"/></text:p>
      <text:p text:style-name="P6"><text:span text:style-name="T14"/></text:p>
      <text:p text:style-name="P7"><text:span text:style-name="T7">C</text:span><text:span text:style-name="T6">ompton scattering </text:span><text:span text:style-name="T13">is incoherent scattering. </text:span><draw:frame draw:style-name="fr1" draw:name="Object7" text:anchor-type="as-char" svg:y="-0.1484in" svg:width="0.6917in" svg:height="0.1839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34">. </text:span><text:span text:style-name="T35">The electron is </text:span><text:span text:style-name="T36">assumed</text:span><text:span text:style-name="T35"> free from the atom, </text:span><text:span text:style-name="T37">unbound. </text:span><text:span text:style-name="T38">Given the atomic cross section</text:span></text:p>
      <text:p text:style-name="P7"><text:span text:style-name="T38"><text:tab/></text:span></text:p>
      <text:p text:style-name="P7"><text:span text:style-name="T38"><text:tab/></text:span><text:span text:style-name="T38"><draw:frame draw:style-name="fr1" draw:name="Object8" text:anchor-type="as-char" svg:y="-0.1484in" svg:width="0.7008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7"><text:span text:style-name="T38"/></text:p>
      <text:p text:style-name="P8"><text:span text:style-name="T39">where</text:span><text:span text:style-name="T34"> </text:span><text:span text:style-name="T34"><draw:frame draw:style-name="fr1" draw:name="Object9" text:anchor-type="as-char" svg:y="-0.1484in" svg:width="0.2362in" svg:height="0.2091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4">er </text:span><text:span text:style-name="T39">atom number and </text:span><text:span text:style-name="T27">σ </text:span><text:span text:style-name="T16">is the </text:span><text:span text:style-name="T17">electron</text:span><text:span text:style-name="T16"> cross section. </text:span><text:span text:style-name="T18">Differential cross section is </text:span></text:p>
      <text:p text:style-name="P8"><text:span text:style-name="T18"><text:tab/></text:span></text:p>
      <text:p text:style-name="P8"><text:span text:style-name="T18"><text:tab/></text:span><text:span text:style-name="T18"><draw:frame draw:style-name="fr1" draw:name="Object10" text:anchor-type="as-char" svg:y="-0.2925in" svg:width="3.7898in" svg:height="0.4417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8"><text:span text:style-name="T18"/></text:p>
      <text:p text:style-name="P9"><text:span text:style-name="T18">T</text:span><text:span text:style-name="T15">he higher the energy the higher the probability </text:span><text:span text:style-name="T19">of</text:span><text:span text:style-name="T15"> forward scatter</text:span><text:span text:style-name="T19">ing </text:span><text:span text:style-name="T20">photon</text:span><text:span text:style-name="T15">. </text:span><text:span text:style-name="T21">And the electron scatter angle is related to the photon by</text:span></text:p>
      <text:p text:style-name="P9"><text:span text:style-name="T21"/></text:p>
      <text:p text:style-name="P9"><text:span text:style-name="T21"><text:tab/></text:span><text:span text:style-name="T21"><draw:frame draw:style-name="fr1" draw:name="Object11" text:anchor-type="as-char" svg:y="-0.2437in" svg:width="1.6598in" svg:height="0.441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9"><text:span text:style-name="T21"/></text:p>
      <text:p text:style-name="P10"><text:span text:style-name="T15">The </text:span><text:span text:style-name="T22">Compton</text:span><text:span text:style-name="T15"> edge is the max energy transferred to the electron. And ends abruptley, though in real experiments it is smudged out because of doppler broadening. It is because the photon has a momentum distribution. </text:span></text:p>
      <text:p text:style-name="P11"><text:soft-page-break/><text:span text:style-name="T23">I</text:span><text:span text:style-name="T15">n addition the binding energy of the atom has to be included in the calculation, </text:span><text:span text:style-name="T24">which is higher for high Z. </text:span><text:span text:style-name="T25">It is more ‘</text:span><text:span text:style-name="T26">prominent</text:span><text:span text:style-name="T25">’ in high Z low </text:span><text:span text:style-name="T28">hν</text:span><text:span text:style-name="T25">.</text:span></text:p>
      <text:p text:style-name="P12"><text:span text:style-name="T18">I</text:span><text:span text:style-name="T15">n a Compton scatter the photon will always retain some energ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13:30.712695000</meta:creation-date>
    <dc:date>2018-09-03T15:51:42.336153000</dc:date>
    <meta:editing-duration>PT4H27M45S</meta:editing-duration>
    <meta:editing-cycles>39</meta:editing-cycles>
    <meta:generator>LibreOffice/6.1.0.3$MacOSX_X86_64 LibreOffice_project/efb621ed25068d70781dc026f7e9c5187a4decd1</meta:generator>
    <meta:document-statistic meta:table-count="0" meta:image-count="0" meta:object-count="11" meta:page-count="2" meta:paragraph-count="22" meta:word-count="263" meta:character-count="1627" meta:non-whitespace-character-count="1363"/>
  </office:meta>
</office:document-meta>
</file>

<file path=Object 1/content.xml><?xml version="1.0" encoding="utf-8"?>
<math xmlns="http://www.w3.org/1998/Math/MathML" display="block">
  <semantics>
    <mrow>
      <mi>σ</mi>
      <mo stretchy="false">=</mo>
      <mrow>
        <mo fence="true" stretchy="false">(</mo>
        <mrow>
          <mrow>
            <msubsup>
              <mi>r</mi>
              <mn>1</mn>
              <mn>2</mn>
            </msubsup>
            <mo stretchy="false">+</mo>
            <msubsup>
              <mi>r</mi>
              <mn>2</mn>
              <mn>2</mn>
            </msubsup>
          </mrow>
        </mrow>
        <mo fence="true" stretchy="false">)</mo>
      </mrow>
    </mrow>
    <annotation encoding="StarMath 5.0">%sigma = ( r^{2}_{1} + r^{2}_{2} )</annotation>
  </semantics>
</math>
</file>

<file path=Object 10/content.xml><?xml version="1.0" encoding="utf-8"?>
<math xmlns="http://www.w3.org/1998/Math/MathML" display="block">
  <semantics>
    <mrow>
      <mrow>
        <mfrac>
          <mrow>
            <mi>d</mi>
            <mi>σ</mi>
          </mrow>
          <mrow>
            <mi>d</mi>
            <mi mathvariant="normal">Ω</mi>
          </mrow>
        </mfrac>
        <mo stretchy="false">=</mo>
        <mfrac>
          <msubsup>
            <mi>r</mi>
            <mn>0</mn>
            <mn>2</mn>
          </msubsup>
          <mn>2</mn>
        </mfrac>
      </mrow>
      <msup>
        <mrow>
          <mo fence="true" stretchy="false">(</mo>
          <mrow>
            <mfrac>
              <mrow>
                <mi>v</mi>
                <mi>'</mi>
              </mrow>
              <mi>v</mi>
            </mfrac>
          </mrow>
          <mo fence="true" stretchy="false">)</mo>
        </mrow>
        <mn>2</mn>
      </msup>
      <mrow>
        <mrow>
          <mo fence="true" stretchy="false">(</mo>
          <mrow>
            <mrow>
              <mrow>
                <mfrac>
                  <mrow>
                    <mi>v</mi>
                    <mi>'</mi>
                  </mrow>
                  <mi>v</mi>
                </mfrac>
                <mo stretchy="false">+</mo>
                <mfrac>
                  <mi>v</mi>
                  <mrow>
                    <mi>v</mi>
                    <mi>'</mi>
                  </mrow>
                </mfrac>
              </mrow>
              <msup>
                <mi>sin</mi>
                <mn>2</mn>
              </msup>
              <mi>θ</mi>
            </mrow>
          </mrow>
          <mo fence="true" stretchy="false">)</mo>
        </mrow>
        <mo stretchy="false">∝</mo>
        <mi>Z</mi>
      </mrow>
      <msup>
        <mrow>
          <mo fence="true" stretchy="false">(</mo>
          <mrow>
            <mfrac>
              <mrow>
                <mi>v</mi>
                <mi>'</mi>
              </mrow>
              <mi>v</mi>
            </mfrac>
          </mrow>
          <mo fence="true" stretchy="false">)</mo>
        </mrow>
        <mn>2</mn>
      </msup>
      <mrow>
        <mo fence="true" stretchy="false">(</mo>
        <mrow>
          <mrow>
            <mrow>
              <mfrac>
                <mrow>
                  <mi>v</mi>
                  <mi>'</mi>
                </mrow>
                <mi>v</mi>
              </mfrac>
              <mo stretchy="false">+</mo>
              <mfrac>
                <mi>v</mi>
                <mrow>
                  <mi>v</mi>
                  <mi>'</mi>
                </mrow>
              </mfrac>
              <mo stretchy="false">−</mo>
              <msup>
                <mi>sin</mi>
                <mn>2</mn>
              </msup>
            </mrow>
            <mi>θ</mi>
          </mrow>
        </mrow>
        <mo fence="true" stretchy="false">)</mo>
      </mrow>
    </mrow>
    <annotation encoding="StarMath 5.0">{d%sigma} over {d%OMEGA}= {r^{2}_{0}} over {2}( {v'} over {v}  )^{ 2 }( {v'} over {v}+ {v} over {v'} sin^2 {%theta}  )   prop Z( {v'} over {v}  )^{ 2 }( {v'} over {v}+ {v} over {v'}- sin^2 {%theta} ) </annotation>
  </semantics>
</math>
</file>

<file path=Object 11/content.xml><?xml version="1.0" encoding="utf-8"?>
<math xmlns="http://www.w3.org/1998/Math/MathML" display="block">
  <semantics>
    <mrow>
      <mi>cot</mi>
      <mrow>
        <mi>ϕ</mi>
        <mo stretchy="false">=</mo>
        <mrow>
          <mo fence="true" stretchy="false">(</mo>
          <mrow>
            <mrow>
              <mn>1</mn>
              <mo stretchy="false">=</mo>
              <mfrac>
                <mrow>
                  <mi>h</mi>
                  <mi>ν</mi>
                </mrow>
                <mrow>
                  <msub>
                    <mi>m</mi>
                    <mi>e</mi>
                  </msub>
                  <msup>
                    <mi>c</mi>
                    <mn>2</mn>
                  </msup>
                </mrow>
              </mfrac>
            </mrow>
          </mrow>
          <mo fence="true" stretchy="false">)</mo>
        </mrow>
      </mrow>
      <mi>tan</mi>
      <mfrac>
        <mi>θ</mi>
        <mn>2</mn>
      </mfrac>
    </mrow>
    <annotation encoding="StarMath 5.0">cot{ %phi }=(1= {h%nu} over { m_{e}c^2} )tan{ %theta over 2 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row>
          <mi>n</mi>
          <mi>σ</mi>
        </mrow>
        <mi mathvariant="normal">Σ</mi>
      </mfrac>
    </mrow>
    <annotation encoding="StarMath 5.0">P= {n%sigma} over {%SIGMA} </annotation>
  </semantics>
</math>
</file>

<file path=Object 3/content.xml><?xml version="1.0" encoding="utf-8"?>
<math xmlns="http://www.w3.org/1998/Math/MathML" display="block">
  <semantics>
    <mrow>
      <mi mathvariant="italic">NP</mi>
      <mo stretchy="false">=</mo>
      <mfrac>
        <mrow>
          <mi>n</mi>
          <mi>σ</mi>
        </mrow>
        <mi mathvariant="normal">Σ</mi>
      </mfrac>
    </mrow>
    <annotation encoding="StarMath 5.0">NP= {n%sigma} over {%SIGMA} </annotation>
  </semantics>
</math>
</file>

<file path=Object 4/content.xml><?xml version="1.0" encoding="utf-8"?>
<math xmlns="http://www.w3.org/1998/Math/MathML" display="block">
  <semantics>
    <mrow>
      <mi mathvariant="normal">Ω</mi>
      <mi>,</mi>
      <mrow>
        <mi mathvariant="normal">Ω</mi>
        <mo stretchy="false">+</mo>
        <mi>d</mi>
      </mrow>
      <mi mathvariant="normal">Ω</mi>
    </mrow>
    <annotation encoding="StarMath 5.0">%OMEGA, %OMEGA +d%OMEGA </annotation>
  </semantics>
</math>
</file>

<file path=Object 5/content.xml><?xml version="1.0" encoding="utf-8"?>
<math xmlns="http://www.w3.org/1998/Math/MathML" display="block">
  <semantics>
    <mfrac>
      <mrow>
        <mi>d</mi>
        <mi>σ</mi>
      </mrow>
      <mrow>
        <mi>d</mi>
        <mi mathvariant="normal">Ω</mi>
      </mrow>
    </mfrac>
    <annotation encoding="StarMath 5.0">{d%sigma} over {d%OMEGA} </annotation>
  </semantics>
</math>
</file>

<file path=Object 6/content.xml><?xml version="1.0" encoding="utf-8"?>
<math xmlns="http://www.w3.org/1998/Math/MathML" display="block">
  <semantics>
    <mrow>
      <msub>
        <mi>σ</mi>
        <mrow>
          <mi>a</mi>
          <mi>,</mi>
          <mi mathvariant="italic">Ry</mi>
        </mrow>
      </msub>
      <mo stretchy="false">∝</mo>
      <msup>
        <mrow>
          <mo fence="true" stretchy="false">(</mo>
          <mrow>
            <mfrac>
              <mi>Z</mi>
              <mrow>
                <mi>h</mi>
                <mi>ν</mi>
              </mrow>
            </mfrac>
          </mrow>
          <mo fence="true" stretchy="false">)</mo>
        </mrow>
        <mn>2</mn>
      </msup>
    </mrow>
    <annotation encoding="StarMath 5.0">%sigma _{a,Ry}  prop ( {Z} over {h%nu}  )^{2} </annotation>
  </semantics>
</math>
</file>

<file path=Object 7/content.xml><?xml version="1.0" encoding="utf-8"?>
<math xmlns="http://www.w3.org/1998/Math/MathML" display="block">
  <semantics>
    <mrow>
      <mi>h</mi>
      <mi>ν</mi>
      <mrow>
        <mi>'</mi>
        <mo stretchy="false">&lt;</mo>
        <mi>h</mi>
      </mrow>
      <mi>ν</mi>
    </mrow>
    <annotation encoding="StarMath 5.0">h%nu'&lt;h%nu </annotation>
  </semantics>
</math>
</file>

<file path=Object 8/content.xml><?xml version="1.0" encoding="utf-8"?>
<math xmlns="http://www.w3.org/1998/Math/MathML" display="block">
  <semantics>
    <mrow>
      <mrow>
        <msub>
          <mi>σ</mi>
          <mi>a</mi>
        </msub>
        <mo stretchy="false">=</mo>
        <msub>
          <mi>Z</mi>
          <mi>e</mi>
        </msub>
      </mrow>
      <mi>σ</mi>
    </mrow>
    <annotation encoding="StarMath 5.0">%sigma_{a}=Z_{ e }%sigma </annotation>
  </semantics>
</math>
</file>

<file path=Object 9/content.xml><?xml version="1.0" encoding="utf-8"?>
<math xmlns="http://www.w3.org/1998/Math/MathML" display="block">
  <semantics>
    <msub>
      <mi>Z</mi>
      <mi>e</mi>
    </msub>
    <annotation encoding="StarMath 5.0">Z_{ e }</annotation>
  </semantics>
</math>
</file>